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Utils.format( Date dat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Utils.createDateFormat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Utils.format( long dat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formatElapsedTime( long 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Utils.parseIso8601Date( String date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parseIso8601DateTime( String date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Utils.Date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eUtils.getPhaseOfMoon( Calendar c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Utils.parseIso8601DateTimeOrDate( String date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ateUtils.getDateForHea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